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0000001288200C72254B44145.png" manifest:media-type="image/png"/>
  <manifest:file-entry manifest:full-path="Pictures/100002010000032000000229CE0DC3039DDD4A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75cm" fo:min-width="0.5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1.295cm" fo:min-width="1.045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none" svg:stroke-color="#000000" draw:fill="none" draw:fill-color="#ffffff" fo:min-height="1.564cm"/>
    </style:style>
    <style:style style:name="gr29" style:family="graphic" style:parent-style-name="standard">
      <style:graphic-properties svg:stroke-color="#000000" draw:textarea-vertical-align="middle"/>
    </style:style>
    <style:style style:name="gr30" style:family="graphic" style:parent-style-name="standard">
      <style:graphic-properties svg:stroke-color="#ed1c24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825cm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278cm" fo:min-width="0.028cm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73cm, 1.898cm, 2.032cm, 1.893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vertical-align="middle" fo:min-height="0.825cm"/>
    </style:style>
    <style:style style:name="gr39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text-properties style:font-name="Chandas" fo:font-size="14pt" style:font-size-asian="18pt" style:font-size-complex="18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style:text-properties fo:font-size="14pt" style:font-size-asian="18pt" style:font-size-complex="18pt"/>
    </style:style>
    <style:style style:name="P1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style:font-name-asian="Arial Unicode MS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handas" style:font-size-asian="18pt" style:font-size-complex="18pt"/>
    </style:style>
    <style:style style:name="T6" style:family="text">
      <style:text-properties style:font-name="Chand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5" draw:id="id5" draw:layer="layout" svg:width="2.675cm" svg:height="2.675cm" svg:x="16.35cm" svg:y="0.7cm">
          <text:p text:style-name="P1"><text:span text:style-name="T1">MG</text:span></text:p>
        </draw:circle>
        <draw:g>
          <draw:rect draw:style-name="gr2" draw:text-style-name="P3" draw:layer="layout" svg:width="0.75cm" svg:height="0.25cm" svg:x="5.175cm" svg:y="6.675cm">
            <text:p/>
          </draw:rect>
          <draw:line draw:style-name="gr3" draw:text-style-name="P4" draw:layer="layout" svg:x1="4.925cm" svg:y1="6.8cm" svg:x2="5.175cm" svg:y2="6.8cm">
            <text:p/>
          </draw:line>
          <draw:line draw:style-name="gr4" draw:text-style-name="P4" draw:layer="layout" svg:x1="5.925cm" svg:y1="6.8cm" svg:x2="6.175cm" svg:y2="6.8cm">
            <text:p/>
          </draw:line>
        </draw:g>
        <draw:g>
          <draw:rect draw:style-name="gr5" draw:text-style-name="P3" draw:layer="layout" svg:width="0.75cm" svg:height="0.25cm" svg:x="5.025cm" svg:y="7.8cm">
            <text:p/>
          </draw:rect>
          <draw:line draw:style-name="gr6" draw:text-style-name="P4" draw:layer="layout" svg:x1="4.775cm" svg:y1="7.925cm" svg:x2="5.025cm" svg:y2="7.925cm">
            <text:p/>
          </draw:line>
          <draw:line draw:style-name="gr7" draw:text-style-name="P4" draw:layer="layout" svg:x1="5.775cm" svg:y1="7.925cm" svg:x2="6.025cm" svg:y2="7.925cm">
            <text:p/>
          </draw:line>
        </draw:g>
        <draw:g xml:id="id3" draw:id="id3">
          <draw:line draw:style-name="gr8" draw:text-style-name="P5" draw:layer="layout" svg:x1="23.287cm" svg:y1="17.377cm" svg:x2="23.287cm" svg:y2="17.763cm">
            <text:p/>
          </draw:line>
          <draw:line draw:style-name="gr9" draw:text-style-name="P5" draw:layer="layout" svg:x1="23.48cm" svg:y1="16.991cm" svg:x2="23.48cm" svg:y2="18.15cm">
            <text:p/>
          </draw:line>
          <draw:line draw:style-name="gr10" draw:text-style-name="P5" draw:layer="layout" svg:x1="23.287cm" svg:y1="17.571cm" svg:x2="22.901cm" svg:y2="17.571cm">
            <text:p/>
          </draw:line>
          <draw:line draw:style-name="gr11" draw:text-style-name="P5" draw:layer="layout" svg:x1="23.48cm" svg:y1="17.571cm" svg:x2="23.866cm" svg:y2="17.571cm">
            <text:p/>
          </draw:line>
        </draw:g>
        <draw:g>
          <draw:custom-shape draw:style-name="gr12" draw:text-style-name="P3" draw:layer="layout" svg:width="1cm" svg:height="1cm" svg:x="13.3cm" svg:y="8.15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13.3cm" svg:y1="9.15cm" svg:x2="14.3cm" svg:y2="8.15cm">
            <text:p/>
          </draw:line>
          <draw:line draw:style-name="gr14" draw:text-style-name="P4" draw:layer="layout" svg:x1="13.425cm" svg:y1="8.275cm" svg:x2="13.8cm" svg:y2="8.275cm">
            <text:p/>
          </draw:line>
          <draw:line draw:style-name="gr15" draw:text-style-name="P4" draw:layer="layout" svg:x1="13.575cm" svg:y1="8.4cm" svg:x2="13.65cm" svg:y2="8.4cm">
            <text:p/>
          </draw:line>
          <draw:line draw:style-name="gr16" draw:text-style-name="P4" draw:layer="layout" svg:x1="13.725cm" svg:y1="8.4cm" svg:x2="13.8cm" svg:y2="8.4cm">
            <text:p/>
          </draw:line>
          <draw:line draw:style-name="gr17" draw:text-style-name="P4" draw:layer="layout" svg:x1="13.425cm" svg:y1="8.4cm" svg:x2="13.5cm" svg:y2="8.4cm">
            <text:p/>
          </draw:line>
          <draw:line draw:style-name="gr18" draw:text-style-name="P4" draw:layer="layout" svg:x1="13.8cm" svg:y1="8.9cm" svg:x2="14.175cm" svg:y2="8.9cm">
            <text:p/>
          </draw:line>
          <draw:line draw:style-name="gr19" draw:text-style-name="P4" draw:layer="layout" svg:x1="13.95cm" svg:y1="9.025cm" svg:x2="14.025cm" svg:y2="9.025cm">
            <text:p/>
          </draw:line>
          <draw:line draw:style-name="gr20" draw:text-style-name="P4" draw:layer="layout" svg:x1="14.1cm" svg:y1="9.025cm" svg:x2="14.175cm" svg:y2="9.025cm">
            <text:p/>
          </draw:line>
          <draw:line draw:style-name="gr21" draw:text-style-name="P4" draw:layer="layout" svg:x1="13.8cm" svg:y1="9.025cm" svg:x2="13.875cm" svg:y2="9.025cm">
            <text:p/>
          </draw:line>
        </draw:g>
        <draw:g xml:id="id1" draw:id="id1">
          <draw:circle draw:style-name="gr22" draw:text-style-name="P7" draw:layer="layout" svg:width="1.545cm" svg:height="1.545cm" svg:x="7.315cm" svg:y="16.798cm">
            <text:p text:style-name="P6"><text:span text:style-name="T2"><text:s text:c="4"/></text:span><text:span text:style-name="T2">U</text:span></text:p>
          </draw:circle>
          <draw:line draw:style-name="gr23" draw:text-style-name="P8" draw:layer="layout" svg:x1="7.511cm" svg:y1="17.668cm" svg:x2="7.627cm" svg:y2="17.668cm">
            <text:p/>
          </draw:line>
          <draw:line draw:style-name="gr24" draw:text-style-name="P8" draw:layer="layout" svg:x1="7.511cm" svg:y1="17.475cm" svg:x2="8.09cm" svg:y2="17.475cm">
            <text:p/>
          </draw:line>
          <draw:line draw:style-name="gr25" draw:text-style-name="P8" draw:layer="layout" svg:x1="7.743cm" svg:y1="17.668cm" svg:x2="7.859cm" svg:y2="17.668cm">
            <text:p/>
          </draw:line>
          <draw:line draw:style-name="gr26" draw:text-style-name="P8" draw:layer="layout" svg:x1="7.975cm" svg:y1="17.668cm" svg:x2="8.091cm" svg:y2="17.668cm">
            <text:p/>
          </draw:line>
        </draw:g>
        <draw:custom-shape draw:style-name="gr27" draw:text-style-name="P9" xml:id="id2" draw:id="id2" draw:layer="layout" svg:width="1.545cm" svg:height="1.545cm" svg:x="14.625cm" svg:y="16.8cm">
          <draw:glue-point draw:id="4" svg:x="-2.407cm" svg:y="-4.996cm"/>
          <draw:glue-point draw:id="5" svg:x="2.608cm" svg:y="-4.834cm"/>
          <draw:glue-point draw:id="6" svg:x="-2.893cm" svg:y="5.003cm"/>
          <draw:glue-point draw:id="7" svg:x="2.446cm" svg:y="5.003cm"/>
          <text:p text:style-name="P6"><text:span text:style-name="T3">U</text:span></text:p>
          <text:p text:style-name="P6"><text:span text:style-name="T4">con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249cm" svg:height="1.814cm" svg:x="5.963cm" svg:y="18.536cm">
          <draw:text-box>
            <text:p text:style-name="P10"><text:span text:style-name="T5">Solar panel</text:span></text:p>
          </draw:text-box>
        </draw:frame>
        <draw:frame draw:style-name="gr28" draw:text-style-name="P11" draw:layer="layout" svg:width="4.249cm" svg:height="1.814cm" svg:x="5.963cm" svg:y="18.536cm">
          <draw:text-box>
            <text:p text:style-name="P10"><text:span text:style-name="T5">Solar panel</text:span></text:p>
          </draw:text-box>
        </draw:frame>
        <draw:frame draw:style-name="gr28" draw:text-style-name="P11" draw:layer="layout" svg:width="7.725cm" svg:height="1.814cm" svg:x="11.486cm" svg:y="18.536cm">
          <draw:text-box>
            <text:p text:style-name="P10"><text:span text:style-name="T5">PWM charge regulator</text:span></text:p>
          </draw:text-box>
        </draw:frame>
        <draw:frame draw:style-name="gr28" draw:text-style-name="P11" draw:layer="layout" svg:width="6.334cm" svg:height="1.814cm" svg:x="20.216cm" svg:y="18.536cm">
          <draw:text-box>
            <text:p text:style-name="P10"><text:span text:style-name="T5">12V Lead battery</text:span></text:p>
          </draw:text-box>
        </draw:frame>
        <draw:connector draw:style-name="gr29" draw:text-style-name="P12" draw:layer="layout" svg:x1="8.087cm" svg:y1="16.798cm" svg:x2="14.625cm" svg:y2="17.572cm" draw:start-shape="id1" draw:start-glue-point="0" draw:end-shape="id2" draw:end-glue-point="3" svg:d="M8087 16798v-501h3655v1275h2883" svg:viewBox="0 0 6539 1276">
          <text:p/>
        </draw:connector>
        <draw:connector draw:style-name="gr30" draw:text-style-name="P12" draw:layer="layout" svg:x1="8.087cm" svg:y1="18.343cm" svg:x2="14.951cm" svg:y2="18.344cm" draw:start-shape="id1" draw:start-glue-point="2" draw:end-shape="id2" draw:end-glue-point="6" svg:d="M8087 18343v502h6864v-501" svg:viewBox="0 0 6865 503">
          <text:p/>
        </draw:connector>
        <draw:connector draw:style-name="gr29" draw:text-style-name="P12" draw:layer="layout" svg:x1="16.17cm" svg:y1="17.572cm" svg:x2="22.901cm" svg:y2="17.57cm" draw:start-shape="id2" draw:start-glue-point="1" draw:end-shape="id3" draw:end-glue-point="3" svg:d="M16170 17572h3365v-2h3366" svg:viewBox="0 0 6732 3">
          <text:p/>
        </draw:connector>
        <draw:connector draw:style-name="gr30" draw:text-style-name="P12" draw:layer="layout" svg:x1="15.774cm" svg:y1="18.344cm" svg:x2="23.866cm" svg:y2="17.57cm" draw:start-shape="id2" draw:start-glue-point="7" draw:end-shape="id3" draw:end-glue-point="1" svg:d="M15774 18344v501h8593v-1275h-501" svg:viewBox="0 0 8594 1276">
          <text:p/>
        </draw:connector>
        <draw:frame draw:style-name="gr31" draw:text-style-name="P11" draw:layer="layout" svg:width="5.15cm" svg:height="1.479cm" svg:x="19.925cm" svg:y="13.575cm">
          <draw:text-box>
            <text:p text:style-name="P13"><text:span text:style-name="T6">L298 H-bridge</text:span></text:p>
          </draw:text-box>
        </draw:frame>
        <draw:g>
          <draw:circle draw:style-name="gr32" draw:text-style-name="P14" draw:layer="layout" svg:width="1cm" svg:height="1cm" svg:x="2.525cm" svg:y="6.45cm">
            <text:p/>
          </draw:circle>
          <draw:line draw:style-name="gr33" draw:text-style-name="P15" draw:layer="layout" svg:x1="3.025cm" svg:y1="6.95cm" svg:x2="3.025cm" svg:y2="6.7cm">
            <text:p/>
          </draw:line>
          <draw:line draw:style-name="gr34" draw:text-style-name="P15" draw:layer="layout" svg:x1="2.9cm" svg:y1="6.95cm" svg:x2="3.025cm" svg:y2="6.95cm">
            <text:p/>
          </draw:line>
          <draw:custom-shape draw:style-name="gr35" draw:text-style-name="P16" draw:layer="layout" svg:width="0.75cm" svg:height="0.75cm" svg:x="2.65cm" svg:y="6.5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36" draw:text-style-name="P17" draw:layer="layout" svg:width="5.124cm" svg:height="2.986cm" draw:transform="rotate (1.5707963267949) translate (9.289cm 11.225cm)">
          <draw:image xlink:href="Pictures/100002010000032000000229CE0DC3039DDD4A56.png" xlink:type="simple" xlink:show="embed" xlink:actuate="onLoad">
            <text:p/>
          </draw:image>
        </draw:frame>
        <draw:frame draw:style-name="gr37" draw:text-style-name="P18" xml:id="id4" draw:id="id4" draw:layer="layout" svg:width="8.331cm" svg:height="7.706cm" draw:transform="rotate (1.5707963267949) translate (15.55cm 13.956cm)">
          <draw:image xlink:href="Pictures/1000020100000140000001288200C72254B44145.png" xlink:type="simple" xlink:show="embed" xlink:actuate="onLoad">
            <text:p/>
          </draw:image>
          <draw:glue-point draw:id="4" svg:x="1.099cm" svg:y="-4.934cm"/>
          <draw:glue-point draw:id="5" svg:x="-0.814cm" svg:y="-4.934cm"/>
          <draw:glue-point draw:id="6" svg:x="2.27cm" svg:y="-4.909cm"/>
          <draw:glue-point draw:id="7" svg:x="3.117cm" svg:y="-4.909cm"/>
          <draw:glue-point draw:id="8" svg:x="-2.923cm" svg:y="-4.969cm"/>
          <draw:glue-point draw:id="9" svg:x="-1.755cm" svg:y="-4.938cm"/>
          <draw:glue-point draw:id="10" svg:x="0.198cm" svg:y="-4.909cm"/>
        </draw:frame>
        <draw:frame draw:style-name="gr38" draw:text-style-name="P11" draw:layer="layout" svg:width="5.15cm" svg:height="1.479cm" svg:x="9.185cm" svg:y="4.977cm">
          <draw:text-box>
            <text:p text:style-name="P13"><text:span text:style-name="T6">Trinket M0</text:span></text:p>
          </draw:text-box>
        </draw:frame>
        <draw:connector draw:style-name="gr30" draw:text-style-name="P18" draw:layer="layout" draw:line-skew="0cm 10.5cm -0.15cm" svg:x1="15.799cm" svg:y1="16.826cm" svg:x2="18.776cm" svg:y2="5.68cm" draw:start-shape="id2" draw:start-glue-point="5" draw:end-shape="id4" draw:end-glue-point="5" svg:d="M15799 16826v-1449h9751v-10402h-6774v705" svg:viewBox="0 0 9752 11852">
          <text:p/>
        </draw:connector>
        <draw:connector draw:style-name="gr39" draw:text-style-name="P19" draw:layer="layout" draw:line-skew="-0.477cm 9.725cm 0.15cm" svg:x1="15.397cm" svg:y1="16.8cm" svg:x2="19.555cm" svg:y2="5.701cm" draw:start-shape="id2" draw:start-glue-point="0" draw:end-shape="id4" draw:end-glue-point="10" svg:d="M15397 16800v-1900h9378v-9625h-5220v426" svg:viewBox="0 0 9379 11526">
          <text:p/>
        </draw:connector>
        <draw:connector draw:style-name="gr30" draw:text-style-name="P18" draw:layer="layout" svg:x1="17.151cm" svg:y1="5.651cm" svg:x2="16.35cm" svg:y2="2.037cm" draw:start-shape="id4" draw:start-glue-point="8" draw:end-shape="id5" draw:end-glue-point="3" svg:d="M17151 5651v-1150h-1302v-2464h501" svg:viewBox="0 0 1303 3615">
          <text:p/>
        </draw:connector>
        <draw:connector draw:style-name="gr29" draw:text-style-name="P18" draw:layer="layout" svg:x1="18.051cm" svg:y1="5.677cm" svg:x2="19.025cm" svg:y2="2.037cm" draw:start-shape="id4" draw:start-glue-point="9" draw:end-shape="id5" draw:end-glue-point="1" svg:d="M18051 5677v-1176h1475v-2464h-501" svg:viewBox="0 0 1476 36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08:28:08.270770264</meta:creation-date>
    <dc:date>2018-11-26T22:49:21.565667367</dc:date>
    <meta:editing-duration>PT6H33M24S</meta:editing-duration>
    <meta:editing-cycles>11</meta:editing-cycles>
    <meta:generator>LibreOffice/6.0.6.2$Linux_X86_64 LibreOffice_project/00m0$Build-2</meta:generator>
    <meta:document-statistic meta:object-count="53"/>
  </office:meta>
</office:document-meta>
</file>